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R. Winder Johnso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5, 1894</text:p>
      <text:p text:style-name="P6">Month<text:tab/><text:tab/><text:tab/><text:tab/><text:tab/><text:tab/>Januar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Lawrence Johnson &amp; Co./</text:p>
      <text:p text:style-name="P3">P. O. Box 1103./</text:p>
      <text:p text:style-name="P4">Philadelphia. Jan. 25th 1894/</text:p>
      <text:p text:style-name="P3">Rev. S. Morais,/</text:p>
      <text:p text:style-name="P3"><text:tab/>#546 N. Fifth St., Philadelphia./</text:p>
      <text:p text:style-name="P3">Dear Sir:--/</text:p>
      <text:p text:style-name="P3"><text:tab/>Can you give me any information regard-/ing David Franks and his ancestors? <text:s/>The daughter/ of David Franks married Andrew Hamilton./</text:p>
      <text:p text:style-name="P3"><text:tab/>In case you do not possess the information/ yourself, I should be glad to receive any suggestions/ where I may likely obtain the desired information./ <text:s/></text:p>
      <text:p text:style-name="P3"><text:tab/>Thanking you for your kindness, I am/</text:p>
      <text:p text:style-name="P3"><text:tab/><text:tab/>Yours very truly,/</text:p>
      <text:p text:style-name="P3"><text:tab/><text:tab/><text:tab/>R. Winder Johnson./</text:p>
      <text:p text:style-name="P3"><text:tab/><text:tab/><text:tab/><text:tab/>#209 South Third 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21:14.13</meta:creation-date>
    <dc:date>2011-12-19T14:34:45.24</dc:date>
    <dc:creator>Penn Libraries</dc:creator>
    <meta:editing-duration>PT00H13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250" meta:character-count="1790"/>
  </office:meta>
</office:document-meta>
</file>